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nstructing a compiler for a programming language</text:h>
      <text:list xml:id="list1052056178" text:style-name="L1">
        <text:list-item>
          <text:p text:style-name="P1">First, you need to construct a GRAMMAR for the language. Grammars are descriptions of every feature of the language.</text:p>
        </text:list-item>
        <text:list-item>
          <text:p text:style-name="P1">Construct a regular expression description of tokens in the language – i.e., a lex.l file.</text:p>
        </text:list-item>
        <text:list-item>
          <text:p text:style-name="P1">Apply flex to lex.l generating yy.lex.c.</text:p>
        </text:list-item>
        <text:list-item>
          <text:p text:style-name="P1">Run yacc (or bison) on the grammar using the lexical analysis stuff to generate a compiler.</text:p>
        </text:list-item>
        <text:list-item>
          <text:p text:style-name="P1">Compile your program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Devanagari1" svg:font-family="'Lohit Devanagar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ynn Ziegler</meta:initial-creator>
    <meta:creation-date>2012-04-30T10:00:26</meta:creation-date>
    <meta:document-statistic meta:table-count="0" meta:image-count="0" meta:object-count="0" meta:page-count="1" meta:paragraph-count="6" meta:word-count="71" meta:character-count="418"/>
    <dc:date>2012-04-30T10:37:58</dc:date>
    <dc:creator>Lynn Ziegler</dc:creator>
    <meta:editing-duration>PT26S</meta:editing-duration>
    <meta:editing-cycles>1</meta:editing-cycles>
    <meta:generator>OpenOffice.org/3.3$Unix OpenOffice.org_project/330m20$Build-9567</meta:generator>
  </office:meta>
</office:document-meta>
</file>